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/>
      <text:p text:style-name="P2">CREATION OF STUDENT TABLE</text:p>
      <text:p text:style-name="Standard"/>
      <text:p text:style-name="Standard">create table student1(rollno number(3) primary key,name varchar(10) not null,s1g<text:s/>number(2) not null,s2g number(2) not null);</text:p>
      <text:p text:style-name="Standard"/>
      <text:p text:style-name="P3">PL/SQL CODE</text:p>
      <text:p text:style-name="Standard"/>
      <text:p text:style-name="Standard">CREATE OR REPLACE TRIGGER T</text:p>
      <text:p text:style-name="Standard"><text:s text:c="2"/>BEFORE</text:p>
      <text:p text:style-name="Standard"><text:s text:c="4"/>INSERT OR</text:p>
      <text:p text:style-name="Standard"><text:s text:c="4"/>UPDATE OF rollno,name,s1g,s2g OR</text:p>
      <text:p text:style-name="Standard"><text:s text:c="4"/>DELETE</text:p>
      <text:p text:style-name="Standard"><text:s text:c="2"/>ON student1</text:p>
      <text:p text:style-name="Standard"><text:s text:c="2"/>FOR EACH ROW</text:p>
      <text:p text:style-name="Standard"><text:s text:c="4"/>BEGIN</text:p>
      <text:p text:style-name="Standard"><text:tab/>CASE</text:p>
      <text:p text:style-name="Standard"><text:tab/><text:tab/>WHEN INSERTING THEN</text:p>
      <text:p text:style-name="Standard"><text:tab/><text:tab/><text:tab/>dbms_output.put_line('Trigger<text:s/>message: INSERTING '||:new.name);</text:p>
      <text:p text:style-name="Standard"><text:tab/><text:tab/>WHEN UPDATING('rollno') THEN</text:p>
      <text:p text:style-name="Standard"><text:tab/><text:tab/><text:tab/>dbms_output.put_line('Trigger message: UPDATING ROLL NO '||:old.rollno||' TO '||:new.rollno);</text:p>
      <text:p text:style-name="Standard"><text:tab/><text:tab/>WHEN UPDATING('name') THEN</text:p>
      <text:p text:style-name="Standard"><text:tab/><text:tab/><text:tab/>dbms_output.put_line('Trigger message: UPDATING NAME '||:old.name||' TO '||:new.name);</text:p>
      <text:p text:style-name="Standard"><text:tab/><text:tab/>WHEN UPDATING('s1g') THEN</text:p>
      <text:p text:style-name="Standard"><text:tab/><text:tab/><text:tab/>dbms_output.put_line('Trigger message: UPDATING S1 GRADE '||:old.s1g||' TO '||:new.s1g);</text:p>
      <text:p text:style-name="Standard"><text:tab/><text:tab/>WHEN UPDATING('s2g') THEN</text:p>
      <text:p text:style-name="Standard"><text:tab/><text:tab/><text:tab/>dbms_output.put_line('Trigger message: UPDATING S2 GRADE '||:old.s2g||' TO '||:new.s2g);</text:p>
      <text:p text:style-name="Standard"><text:tab/><text:tab/>WHEN DELETING THEN</text:p>
      <text:p text:style-name="Standard"><text:tab/><text:tab/><text:tab/>dbms_output.put_line('Trigger message: DELETING '||:old.name);</text:p>
      <text:p text:style-name="Standard"><text:tab/>END CASE;</text:p>
      <text:p text:style-name="Standard"><text:s text:c="4"/>END;</text:p>
      <text:p text:style-name="Standard">/</text:p>
      <text:p text:style-name="Standard"/>
      <text:p text:style-name="P4">OUTPUT</text:p>
      <text:p text:style-name="Standard"/>
      <text:p text:style-name="Standard">SQL&gt; @/home/c126/Documents/Sameem/PLSQL/Pg7.sql</text:p>
      <text:p text:style-name="Standard"/>
      <text:p text:style-name="Standard">Trigger created.</text:p>
      <text:p text:style-name="Standard"/>
      <text:p text:style-name="Standard">SQL&gt; select * from student1;</text:p>
      <text:p text:style-name="Standard"/>
      <text:p text:style-name="Standard">ROLLNO<text:s/><text:tab/>NAME<text:s/><text:tab/>S1G<text:tab/><text:tab/>S2G</text:p>
      <text:p text:style-name="Standard">----------<text:s/><text:tab/>----------<text:s/><text:tab/>----------<text:s/><text:tab/>----------</text:p>
      <text:p text:style-name="Standard">15<text:s/><text:tab/><text:tab/>Chandler<text:tab/>8<text:tab/><text:s text:c="2"/><text:tab/>9</text:p>
      <text:p text:style-name="Standard">30<text:s/><text:tab/><text:tab/>Joey Tri<text:tab/>5<text:tab/><text:s text:c="2"/><text:tab/>5</text:p>
      <text:p text:style-name="Standard">45<text:s/><text:tab/><text:tab/>Rachel<text:tab/><text:s text:c="7"/><text:tab/>7<text:tab/><text:s text:c="2"/><text:tab/>6</text:p>
      <text:p text:style-name="Standard">46<text:s/><text:tab/><text:tab/>Ross<text:s/><text:tab/><text:s text:c="6"/><text:tab/>10<text:tab/><text:s/><text:tab/>10</text:p>
      <text:p text:style-name="Standard">38<text:s/><text:tab/><text:tab/>Phoebe<text:tab/><text:s text:c="7"/><text:tab/>7<text:tab/><text:s text:c="2"/><text:tab/>5</text:p>
      <text:soft-page-break/>
      <text:p text:style-name="Standard">33<text:s/><text:tab/><text:tab/>Monica<text:tab/>7<text:tab/><text:s text:c="2"/><text:tab/>7</text:p>
      <text:p text:style-name="Standard"/>
      <text:p text:style-name="Standard">6 rows selected.</text:p>
      <text:p text:style-name="Standard"/>
      <text:p text:style-name="Standard">SQL&gt; insert into student1 values(48,'Ryley',6,7);</text:p>
      <text:p text:style-name="Standard">Trigger message: INSERTING Ryley</text:p>
      <text:p text:style-name="Standard"/>
      <text:p text:style-name="Standard">1 row created.</text:p>
      <text:p text:style-name="Standard"/>
      <text:p text:style-name="Standard">SQL&gt;<text:s/>select * from student1;</text:p>
      <text:p text:style-name="Standard"/>
      <text:p text:style-name="Standard">ROLLNO<text:s/><text:tab/>NAME<text:s/><text:tab/>S1G<text:tab/><text:tab/>S2G</text:p>
      <text:p text:style-name="Standard">----------<text:s/><text:tab/>----------<text:s/><text:tab/>----------<text:s/><text:tab/>----------</text:p>
      <text:p text:style-name="Standard">15<text:s/><text:tab/><text:tab/>Chandler<text:tab/>8<text:tab/><text:s text:c="2"/><text:tab/>9</text:p>
      <text:p text:style-name="Standard">30<text:s/><text:tab/><text:tab/>Joey Tri<text:tab/>5<text:tab/><text:s text:c="2"/><text:tab/>5</text:p>
      <text:p text:style-name="Standard">45<text:s/><text:tab/><text:tab/>Rachel<text:tab/><text:s text:c="7"/><text:tab/>7<text:tab/><text:s text:c="2"/><text:tab/>6</text:p>
      <text:p text:style-name="Standard">46<text:s/><text:tab/><text:tab/>Ross<text:s/><text:tab/><text:s text:c="6"/><text:tab/>10<text:tab/><text:s/><text:tab/>10</text:p>
      <text:p text:style-name="Standard">38<text:s/><text:tab/><text:tab/>Phoebe<text:tab/><text:s text:c="7"/><text:tab/>7<text:tab/><text:s text:c="2"/><text:tab/>5</text:p>
      <text:p text:style-name="Standard">33<text:s/><text:tab/><text:tab/>Monica<text:tab/>7<text:tab/><text:s text:c="2"/><text:tab/>7</text:p>
      <text:p text:style-name="Standard">48<text:s/><text:tab/><text:tab/>Ryley<text:tab/><text:s text:c="7"/><text:tab/>6<text:tab/><text:s text:c="2"/><text:tab/>7</text:p>
      <text:p text:style-name="Standard"/>
      <text:p text:style-name="Standard">7 rows selected.</text:p>
      <text:p text:style-name="Standard"/>
      <text:p text:style-name="Standard">SQL&gt; update student1 set rollno=49 where rollno=48;</text:p>
      <text:p text:style-name="Standard">Trigger message: UPDATING ROLL NO 48 TO 49</text:p>
      <text:p text:style-name="Standard"/>
      <text:p text:style-name="Standard">1 row updated.</text:p>
      <text:p text:style-name="Standard"/>
      <text:p text:style-name="Standard">SQL&gt;<text:s/>update student1 set name='Ryli' where rollno=49;</text:p>
      <text:p text:style-name="Standard">Trigger message: UPDATING NAME Ryley TO Ryli</text:p>
      <text:p text:style-name="Standard"/>
      <text:p text:style-name="Standard">1 row updated.</text:p>
      <text:p text:style-name="Standard"/>
      <text:p text:style-name="Standard">SQL&gt; update student1 set s1g=7 where rollno=49;</text:p>
      <text:p text:style-name="Standard">Trigger message: UPDATING S1 GRADE 6 TO 7</text:p>
      <text:p text:style-name="Standard"/>
      <text:p text:style-name="Standard">1 row updated.</text:p>
      <text:p text:style-name="Standard"/>
      <text:p text:style-name="Standard">SQL&gt; update student1 set s2g=8 where<text:s/>rollno=49;</text:p>
      <text:p text:style-name="Standard">Trigger message: UPDATING S2 GRADE 7 TO 8</text:p>
      <text:p text:style-name="Standard"/>
      <text:p text:style-name="Standard">1 row updated.</text:p>
      <text:p text:style-name="Standard"/>
      <text:p text:style-name="Standard">SQL&gt; select * from student1;</text:p>
      <text:p text:style-name="Standard"/>
      <text:p text:style-name="Standard">ROLLNO<text:s/><text:tab/>NAME<text:s/><text:tab/>S1G<text:tab/><text:tab/>S2G</text:p>
      <text:p text:style-name="Standard">----------<text:s/><text:tab/>----------<text:s/><text:tab/>----------<text:s/><text:tab/>----------</text:p>
      <text:p text:style-name="Standard">15<text:s/><text:tab/><text:tab/>Chandler<text:tab/>8<text:tab/><text:s text:c="2"/><text:tab/>9</text:p>
      <text:p text:style-name="Standard">30<text:s/><text:tab/><text:tab/>Joey Tri<text:tab/>5<text:tab/><text:s text:c="2"/><text:tab/>5</text:p>
      <text:p text:style-name="Standard">45<text:s/><text:tab/><text:tab/>Rachel<text:tab/><text:s text:c="7"/><text:tab/>7<text:tab/><text:s text:c="2"/><text:tab/>6</text:p>
      <text:p text:style-name="Standard">46<text:s/><text:tab/><text:tab/>Ross<text:s/><text:tab/><text:s text:c="6"/><text:tab/>10<text:tab/><text:s/><text:tab/>10</text:p>
      <text:p text:style-name="Standard">38<text:s/><text:tab/><text:tab/>Phoebe<text:tab/><text:s text:c="7"/><text:tab/>7<text:tab/><text:s text:c="2"/><text:tab/>5</text:p>
      <text:soft-page-break/>
      <text:p text:style-name="Standard">33<text:s/><text:tab/><text:tab/>Monica<text:tab/>7<text:tab/><text:s text:c="2"/><text:tab/>7</text:p>
      <text:p text:style-name="Standard">49<text:s/><text:tab/><text:tab/>Ryli<text:tab/><text:s text:c="7"/><text:tab/>7<text:tab/><text:s text:c="2"/><text:tab/>8</text:p>
      <text:p text:style-name="Standard"/>
      <text:p text:style-name="Standard">7 rows selected.</text:p>
      <text:p text:style-name="Standard"/>
      <text:p text:style-name="Standard">SQL&gt;<text:s/>delete from student1 where rollno=49;</text:p>
      <text:p text:style-name="Standard">Trigger message: DELETING Ryli</text:p>
      <text:p text:style-name="Standard"/>
      <text:p text:style-name="Standard">1 row deleted.</text:p>
      <text:p text:style-name="Standard"/>
      <text:p text:style-name="Standard">SQL&gt; select * from student1;</text:p>
      <text:p text:style-name="Standard"/>
      <text:p text:style-name="Standard">ROLLNO<text:s/><text:tab/>NAME<text:s/><text:tab/>S1G<text:tab/><text:tab/>S2G</text:p>
      <text:p text:style-name="Standard">----------<text:s/><text:tab/>----------<text:s/><text:tab/>----------<text:s/><text:tab/>----------</text:p>
      <text:p text:style-name="Standard">15<text:s/><text:tab/><text:tab/>Chandler<text:tab/>8<text:tab/><text:s text:c="2"/><text:tab/>9</text:p>
      <text:p text:style-name="Standard">30<text:s/><text:tab/><text:tab/>Joey Tri<text:tab/>5<text:tab/><text:s text:c="2"/><text:tab/>5</text:p>
      <text:p text:style-name="Standard">45<text:s/><text:tab/><text:tab/>Rachel<text:tab/><text:s text:c="7"/><text:tab/>7<text:tab/><text:s text:c="2"/><text:tab/>6</text:p>
      <text:p text:style-name="Standard">46<text:s/><text:tab/><text:tab/>Ross<text:s/><text:tab/><text:s text:c="6"/><text:tab/>10<text:tab/><text:s/><text:tab/>10</text:p>
      <text:p text:style-name="Standard">38<text:s/><text:tab/><text:tab/>Phoebe<text:tab/><text:s text:c="7"/><text:tab/>7<text:tab/><text:s text:c="2"/><text:tab/>5</text:p>
      <text:p text:style-name="Standard">33<text:s/><text:tab/><text:tab/>Monica<text:tab/>7<text:tab/><text:s text:c="2"/><text:tab/>7</text:p>
      <text:p text:style-name="Standard"/>
      <text:p text:style-name="Standard">6 rows selected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22T14:27:00Z</meta:creation-date>
    <dc:date>2022-12-25T14:51:00Z</dc:date>
    <meta:template xlink:href="Normal" xlink:type="simple"/>
    <meta:editing-cycles>12</meta:editing-cycles>
    <meta:editing-duration>PT1320S</meta:editing-duration>
    <meta:document-statistic meta:page-count="3" meta:paragraph-count="5" meta:word-count="417" meta:character-count="2791" meta:row-count="19" meta:non-whitespace-character-count="2379"/>
  </office:meta>
</office:document-meta>
</file>